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Paragraphedeliste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family="paragraph">
      <style:paragraph-properties fo:text-align="center"/>
      <style:text-properties fo:font-size="16pt" style:font-size-asian="16pt" style:font-size-complex="16pt"/>
    </style:style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</office:automatic-styles>
  <office:body>
    <office:text text:use-soft-page-breaks="true">
      <text:p text:style-name="P1">Benchmark </text:p>
      <text:p text:style-name="Normal"/>
      <text:p text:style-name="P2">Netflix sur Twitter :</text:p>
      <text:p text:style-name="P3"/>
      <text:p text:style-name="Paragraphedeliste">Un consultant Netflix France pose des questions de ce que les utilisateurs aimeraient, et ils répondent dans les<text:s/>commentaires.<text:s/></text:p>
      <text:p text:style-name="Paragraphedeliste"/>
      <text:p text:style-name="Normal">Avantages :<text:s/></text:p>
      <text:p text:style-name="Paragraphedeliste"/>
      <text:list text:style-name="LFO2" text:continue-numbering="true">
        <text:list-item>
          <text:p text:style-name="P4">Demande<text:s/>directe<text:s/>aux utilisateurs,</text:p>
        </text:list-item>
        <text:list-item>
          <text:p text:style-name="P5">Réponse<text:s/>et commentaire des utilisateurs, peuvent exprimer leurs besoins<text:s/></text:p>
        </text:list-item>
      </text:list>
      <text:p text:style-name="Paragraphedeliste"/>
      <text:p text:style-name="Normal">Inconvénients :<text:s/></text:p>
      <text:list text:style-name="LFO1" text:continue-numbering="true">
        <text:list-item>
          <text:p text:style-name="P6">Certaines demandes invisibilisées, car beaucoup trop de demandes,<text:s/>pas de système de<text:s/>vote et ils ne répondent pas à toute les demandes, pas de preuve que les demandes sont<text:s/>adaptées<text:s/>et ne favorise pas la création des utilisateurs (en les récompensant) et<text:s/>leurs mises<text:s/>en en lumière.<text:s/></text:p>
        </text:list-item>
      </text:list>
      <text:p text:style-name="Normal"/>
      <text:p text:style-name="Normal"/>
      <text:p text:style-name="P7">Wattpad :</text:p>
      <text:h text:style-name="Titre1" text:outline-level="1"/>
      <text:p text:style-name="Paragraphedeliste">Création d’histoire sur la plateforme, ou les gens peuvent voter (système de cinq étoiles),<text:s/>note par chapitre et moyenne de tous les chapitres pour une note global. La meilleure note par catégorie est ensuite<text:s/>adaptée<text:s/>en livre.<text:s/></text:p>
      <text:p text:style-name="Normal"/>
      <text:p text:style-name="Normal">Avantages :<text:s/></text:p>
      <text:list text:style-name="LFO1" text:continue-numbering="true">
        <text:list-item>
          <text:p text:style-name="P8">Système de catégorie donc meilleure organisation</text:p>
        </text:list-item>
        <text:list-item>
          <text:p text:style-name="P9">Système de vote pour satisfaire la majorité des utilisateurs<text:s/></text:p>
        </text:list-item>
        <text:list-item>
          <text:p text:style-name="P10">Espace commentaire pour chaque chapitre<text:s/></text:p>
        </text:list-item>
      </text:list>
      <text:p text:style-name="Paragraphedeliste"/>
      <text:p text:style-name="Paragraphedeliste"/>
      <text:p text:style-name="Normal">Inconvénients :<text:s/></text:p>
      <text:list text:style-name="LFO1" text:continue-numbering="true">
        <text:list-item>
          <text:p text:style-name="P11">Beaucoup de propositions<text:s/></text:p>
        </text:list-item>
        <text:list-item>
          <text:p text:style-name="P12">Restriction âge<text:s/></text:p>
        </text:list-item>
        <text:list-item>
          <text:p text:style-name="P13">Ne pas publier des œuvres avec des idées similaires<text:s/></text:p>
        </text:list-item>
        <text:list-item>
          <text:p text:style-name="P14">Ecriture d’histoires volées<text:s/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ouzari Sandra</meta:initial-creator>
    <dc:creator>Fouzari Sandra</dc:creator>
    <meta:creation-date>2022-10-12T10:27:00Z</meta:creation-date>
    <dc:date>2022-10-12T10:28:00Z</dc:date>
    <meta:template xlink:href="Normal.dotm" xlink:type="simple"/>
    <meta:editing-cycles>4</meta:editing-cycles>
    <meta:editing-duration>PT120S</meta:editing-duration>
    <meta:document-statistic meta:page-count="2" meta:paragraph-count="2" meta:word-count="175" meta:character-count="1136" meta:row-count="8" meta:non-whitespace-character-count="963"/>
  </office:meta>
</office:document-meta>
</file>